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488" officeooo:paragraph-rsid="000ee488"/>
    </style:style>
    <style:style style:name="P2" style:family="paragraph" style:parent-style-name="Standard">
      <style:text-properties officeooo:rsid="0011c35a" officeooo:paragraph-rsid="0011c35a"/>
    </style:style>
    <style:style style:name="P3" style:family="paragraph" style:parent-style-name="Standard">
      <style:text-properties officeooo:rsid="0014a6dc" officeooo:paragraph-rsid="0014a6dc"/>
    </style:style>
    <style:style style:name="T1" style:family="text">
      <style:text-properties officeooo:rsid="00135e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nder:</text:p>
      <text:p text:style-name="P1"/>
      <text:p text:style-name="P1">1. store profile( image, text) // how i am going to store images? Let say 5 image per user</text:p>
      <text:p text:style-name="P1"/>
      <text:p text:style-name="P1">2. recommand matches <text:s text:c="3"/>// question no. active user? </text:p>
      <text:p text:style-name="P1">3.notification on matches // noteDown matches 0.1% for every swap 10^-3</text:p>
      <text:p text:style-name="P1"/>
      <text:p text:style-name="P1">4.DM // chating </text:p>
      <text:p text:style-name="P1"/>
      <text:p text:style-name="P1"/>
      <text:p text:style-name="P1">file Vs Blob</text:p>
      <text:p text:style-name="P1"/>
      <text:p text:style-name="P1">why not binary large object?</text:p>
      <text:p text:style-name="P1"/>
      <text:p text:style-name="P1">mutablity X</text:p>
      <text:p text:style-name="P1"/>
      <text:p text:style-name="P1">transaction grap ACID X</text:p>
      <text:p text:style-name="P1"/>
      <text:p text:style-name="P1">--indexing(Searching) X</text:p>
      <text:p text:style-name="P1"/>
      <text:p text:style-name="P1">-Acess control X</text:p>
      <text:p text:style-name="P1"/>
      <text:p text:style-name="P1">why FileSystem?</text:p>
      <text:p text:style-name="P1"/>
      <text:p text:style-name="P1">--cheap</text:p>
      <text:p text:style-name="P1"/>
      <text:p text:style-name="P1">-faster</text:p>
      <text:p text:style-name="P1"/>
      <text:p text:style-name="P1">static can create CDN over it</text:p>
      <text:p text:style-name="P1"/>
      <text:p text:style-name="P1">- storing File URL in DB</text:p>
      <text:p text:style-name="P1"/>
      <text:p text:style-name="P1">Messenge Service:</text:p>
      <text:p text:style-name="P1"/>
      <text:p text:style-name="P1">brute Force is polling user keep asking any msg for me or not?</text:p>
      <text:p text:style-name="P1"/>
      <text:p text:style-name="P1">Or Peer-peer to protocol or websockets</text:p>
      <text:p text:style-name="P1"/>
      <text:p text:style-name="P1">Every connection Id --&gt; which user Id how to maintain this? Session Service DB(key-valuePair)</text:p>
      <text:p text:style-name="P1"/>
      <text:p text:style-name="P1">Recommondation Service:</text:p>
      <text:p text:style-name="P1"/>
      <text:p text:style-name="P1">factor for recommondation: May be age, gender, perference, locations //</text:p>
      <text:p text:style-name="P1"/>
      <text:p text:style-name="P1">True Need: Closest person to connect //</text:p>
      <text:p text:style-name="P1"/>
      <text:p text:style-name="P1">use ML service </text:p>
      <text:p text:style-name="P1"/>
      <text:p text:style-name="P1"/>
      <text:p text:style-name="P1"/>
      <text:p text:style-name="P1"/>
      <text:p text:style-name="P1"/>
      <text:p text:style-name="P2"><text:soft-page-break/>Recommendation System:</text:p>
      <text:p text:style-name="P2">--content based filter Algorithms mostly simple most popular content in term of likes , shares etc...</text:p>
      <text:p text:style-name="P2">-- recommend same type of content you watch previously..</text:p>
      <text:p text:style-name="P2">--collaborative filtering <text:s/>user 1 lke a , b and user 2 like a, b, c then c will be suggested to user 1.</text:p>
      <text:p text:style-name="P2">-- <text:span text:style-name="T1">user FeedBack --&gt; implicit (previous history again ML) or explicit (directly ask)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{"type":"excalidraw/clipboard","elements":[{"id":"_saSnevnwGktTA7oLX99k","type":"rectangle","x":458,"y":87,"width":1568,"height":917,"angle":0,"strokeColor":"#1e1e1e","backgroundColor":"#ffffff","fillStyle":"solid","strokeWidth":2,"strokeStyle":"solid","roughness":1,"opacity":100,"groupIds":[],"frameId":null,"index":"aa","roundness":{"type":3},"seed":1026211608,"version":193,"versionNonce":248179560,"isDeleted":false,"boundElements":[],"updated":1745844362572,"link":null,"locked":false},{"id":"VhOttN8Mygsi5AN3i56hX","type":"text","x":489,"y":136,"width":158.17984008789062,"height":50,"angle":0,"strokeColor":"#1e1e1e","backgroundColor":"#ffffff","fillStyle":"solid","strokeWidth":2,"strokeStyle":"solid","roughness":1,"opacity":100,"groupIds":[],"frameId":null,"index":"ac","roundness":null,"seed":1916457496,"version":105,"versionNonce":1825277544,"isDeleted":false,"boundElements":[],"updated":1745844314067,"link":null,"locked":false,"text":"Recommandation\nService","fontSize":20,"fontFamily":5,"textAlign":"left","verticalAlign":"top","containerId":null,"originalText":"Recommandation\nService","autoResize":true,"lineHeight":1.25},{"id":"2nLdGgdMmaYw9LgtUs9ZI","type":"rectangle","x":626,"y":165,"width":208,"height":171.00000000000003,"angle":0,"strokeColor":"#1e1e1e","backgroundColor":"transparent","fillStyle":"solid","strokeWidth":2,"strokeStyle":"solid","roughness":1,"opacity":100,"groupIds":[],"frameId":null,"index":"ad","roundness":{"type":3},"seed":1284155752,"version":316,"versionNonce":329573400,"isDeleted":false,"boundElements":[{"id":"hhKMHp_OKXh78ttVbuyaj","type":"arrow"},{"id":"OqdiS321VbE_Av6hRSDUZ","type":"arrow"},{"id":"PUiUHxwyqpNZFVG0nyGIu","type":"arrow"}],"updated":1745844326385,"link":null,"locked":false},{"id":"7nHsd1X9KIvLPoKy-ycAu","type":"text","x":651,"y":233,"width":155.71983337402344,"height":25,"angle":0,"strokeColor":"#1e1e1e","backgroundColor":"transparent","fillStyle":"solid","strokeWidth":2,"strokeStyle":"solid","roughness":1,"opacity":100,"groupIds":[],"frameId":null,"index":"ae","roundness":null,"seed":54606952,"version":166,"versionNonce":1239816216,"isDeleted":false,"boundElements":[],"updated":1745844326385,"link":null,"locked":false,"text":"indiviual Intrest","fontSize":20,"fontFamily":5,"textAlign":"left","verticalAlign":"top","containerId":null,"originalText":"indiviual Intrest","autoResize":true,"lineHeight":1.25},{"id":"yHWzcmpkIKBCelDtAEcqy","type":"rectangle","x":514,"y":460,"width":494,"height":95,"angle":0,"strokeColor":"#1e1e1e","backgroundColor":"transparent","fillStyle":"solid","strokeWidth":2,"strokeStyle":"solid","roughness":1,"opacity":100,"groupIds":[],"frameId":null,"index":"af","roundness":{"type":3},"seed":1806528360,"version":202,"versionNonce":1520129304,"isDeleted":false,"boundElements":[{"id":"22dDTHgTNBbfKkypvePpL","type":"arrow"},{"id":"jvpnUNLveYWyIlUc-y5F_","type":"arrow"},<text:soft-page-break/>{"id":"PUiUHxwyqpNZFVG0nyGIu","type":"arrow"}],"updated":1745844326385,"link":null,"locked":false},{"id":"yfVgmxCg6mTJJJZq3t5hg","type":"text","x":655,"y":507,"width":138.89987182617188,"height":25,"angle":0,"strokeColor":"#1e1e1e","backgroundColor":"transparent","fillStyle":"solid","strokeWidth":2,"strokeStyle":"solid","roughness":1,"opacity":100,"groupIds":[],"frameId":null,"index":"ag","roundness":null,"seed":2115715688,"version":164,"versionNonce":2107377944,"isDeleted":false,"boundElements":[],"updated":1745844326385,"link":null,"locked":false,"text":"Profile Builder","fontSize":20,"fontFamily":5,"textAlign":"left","verticalAlign":"top","containerId":null,"originalText":"Profile Builder","autoResize":true,"lineHeight":1.25},{"id":"woVpU6nT5q1-2RVcfVHGC","type":"rectangle","x":479,"y":684,"width":213,"height":103,"angle":0,"strokeColor":"#1e1e1e","backgroundColor":"transparent","fillStyle":"solid","strokeWidth":2,"strokeStyle":"solid","roughness":1,"opacity":100,"groupIds":[],"frameId":null,"index":"ah","roundness":{"type":3},"seed":1230419304,"version":189,"versionNonce":1684743704,"isDeleted":false,"boundElements":[{"id":"22dDTHgTNBbfKkypvePpL","type":"arrow"}],"updated":1745844326385,"link":null,"locked":false},{"id":"59Ts7IcbG3XbCZHekZhZv","type":"text","x":498,"y":723,"width":163.579833984375,"height":25,"angle":0,"strokeColor":"#1e1e1e","backgroundColor":"transparent","fillStyle":"solid","strokeWidth":2,"strokeStyle":"solid","roughness":1,"opacity":100,"groupIds":[],"frameId":null,"index":"ai","roundness":null,"seed":581683304,"version":166,"versionNonce":112885784,"isDeleted":false,"boundElements":[],"updated":1745844326385,"link":null,"locked":false,"text":"explicit feedback","fontSize":20,"fontFamily":5,"textAlign":"left","verticalAlign":"top","containerId":null,"originalText":"explicit feedback","autoResize":true,"lineHeight":1.25},{"id":"Bzp8UJGeqrf1UO63BldZ_","type":"rectangle","x":868,"y":688,"width":211,"height":105,"angle":0,"strokeColor":"#1e1e1e","backgroundColor":"transparent","fillStyle":"solid","strokeWidth":2,"strokeStyle":"solid","roughness":1,"opacity":100,"groupIds":[],"frameId":null,"index":"aj","roundness":{"type":3},"seed":1441168232,"version":199,"versionNonce":1352842520,"isDeleted":false,"boundElements":[{"id":"jvpnUNLveYWyIlUc-y5F_","type":"arrow"}],"updated":1745844326385,"link":null,"locked":false},{"id":"pSiVmJ-JTbv3J5ua5a4iE","type":"text","x":900,"y":734,"width":151.1598358154297,"height":25,"angle":0,"strokeColor":"#1e1e1e","backgroundColor":"transparent","fillStyle":"solid","strokeWidth":2,"strokeStyle":"solid","roughness":1,"opacity":100,"groupIds":[],"frameId":null,"index":"ak","roundness":null,"seed":1431490152,"version":167,"versionNonce":1563973400,"isDeleted":false,"boundElements":[],"updated":1745844326385,"link":null,"locked":false,"text":"implicitfeedback","fontSize":20,"fontFamily":5,"textAlign":"left","verticalAlign":"top","containerId":null,"originalText":"implicitfeedback","autoResize":true,"lineHeight":1.25},{"id":"Z-ucSu5gUnqmBaq215PoD","type":"rectangle","x":1302,"y":159,"width":377,"height":112,"angle":0,"strokeColor":"#1e1e1e","backgroundColor":"transparent","fillStyle":"solid","strokeWidth":2,"strokeStyle":"solid","roughness":1,"opacity":100,"groupIds":[],"frameId":null,"index":"al","roundness":{"type":3},"seed":1773977960,"version":280,"versionNonce":1733145624,"isDeleted":false,"boundElements":[{"id":"hhKMHp_OKXh78ttVbuyaj","type":"arrow"},{"id":"OqdiS321VbE_Av6hRSDUZ","type":"arrow"},{"id":"Ph6AkhmlI1MK9rTQ9-l3W","type":"arrow"},{"id":"6-vDh5393DSO54IQCmKVZ","type":"arrow"},{"id":"LymbD2BvYRxCXVC1mH4AX","type":"arrow"}],"updated":1745844326385,"link":null,"locked":false},{"id":"p6R6cCLHJU4q55n0jbWFH","type":"text","x":1322,"y":201,"width":319.6196594238281,"height":25,"angle":0,"strokeColor":"#1e1e1e","backgroundColor":"transparent","fillStyle":"solid","<text:soft-page-break/>strokeWidth":2,"strokeStyle":"solid","roughness":1,"opacity":100,"groupIds":[],"frameId":null,"index":"am","roundness":null,"seed":1651528808,"version":253,"versionNonce":1315815960,"isDeleted":false,"boundElements":[],"updated":1745844326387,"link":null,"locked":false,"text":"candidate Generation suggestion","fontSize":20,"fontFamily":5,"textAlign":"left","verticalAlign":"top","containerId":null,"originalText":"candidate Generation suggestion","autoResize":true,"lineHeight":1.25},{"id":"VL4Thlz8ZQ7kE9KeeCEj4","type":"rectangle","x":1879,"y":107,"width":124,"height":223,"angle":0,"strokeColor":"#1e1e1e","backgroundColor":"transparent","fillStyle":"solid","strokeWidth":2,"strokeStyle":"solid","roughness":1,"opacity":100,"groupIds":[],"frameId":null,"index":"an","roundness":{"type":3},"seed":1161398120,"version":179,"versionNonce":77446936,"isDeleted":false,"boundElements":[],"updated":1745844326387,"link":null,"locked":false},{"id":"RZXsinpWbHagBhnmte8wo","type":"text","x":1889,"y":176,"width":105.65988159179688,"height":50,"angle":0,"strokeColor":"#1e1e1e","backgroundColor":"transparent","fillStyle":"solid","strokeWidth":2,"strokeStyle":"solid","roughness":1,"opacity":100,"groupIds":[],"frameId":null,"index":"ao","roundness":null,"seed":2120505960,"version":180,"versionNonce":1304828952,"isDeleted":false,"boundElements":[{"id":"6-vDh5393DSO54IQCmKVZ","type":"arrow"},{"id":"LymbD2BvYRxCXVC1mH4AX","type":"arrow"}],"updated":1745844326387,"link":null,"locked":false,"text":"Similar\nSuggestion","fontSize":20,"fontFamily":5,"textAlign":"left","verticalAlign":"top","containerId":null,"originalText":"Similar\nSuggestion","autoResize":true,"lineHeight":1.25},{"id":"ED4IFYrQJEDQvAm_AwUpd","type":"rectangle","x":1367,"y":379,"width":272,"height":77,"angle":0,"strokeColor":"#1e1e1e","backgroundColor":"transparent","fillStyle":"solid","strokeWidth":2,"strokeStyle":"solid","roughness":1,"opacity":100,"groupIds":[],"frameId":null,"index":"ap","roundness":{"type":3},"seed":280808808,"version":187,"versionNonce":639202072,"isDeleted":false,"boundElements":[{"id":"Ph6AkhmlI1MK9rTQ9-l3W","type":"arrow"},{"id":"Wq6TFyLmH4HDw24Swb2uq","type":"arrow"}],"updated":1745844326388,"link":null,"locked":false},{"id":"jkak8NwGz-y0MG05HUUFm","type":"text","x":1406,"y":411,"width":176.4398193359375,"height":25,"angle":0,"strokeColor":"#1e1e1e","backgroundColor":"transparent","fillStyle":"solid","strokeWidth":2,"strokeStyle":"solid","roughness":1,"opacity":100,"groupIds":[],"frameId":null,"index":"aq","roundness":null,"seed":1166991464,"version":166,"versionNonce":695740952,"isDeleted":false,"boundElements":[],"updated":1745844326388,"link":null,"locked":false,"text":"candidate Ranking","fontSize":20,"fontFamily":5,"textAlign":"left","verticalAlign":"top","containerId":null,"originalText":"candidate Ranking","autoResize":true,"lineHeight":1.25},{"id":"C6A3iRZjjQNv5XiHPJTxD","type":"rectangle","x":1388,"y":552,"width":275,"height":92,"angle":0,"strokeColor":"#1e1e1e","backgroundColor":"transparent","fillStyle":"solid","strokeWidth":2,"strokeStyle":"solid","roughness":1,"opacity":100,"groupIds":[],"frameId":null,"index":"ar","roundness":{"type":3},"seed":1554420584,"version":199,"versionNonce":1645946648,"isDeleted":false,"boundElements":[{"id":"Wq6TFyLmH4HDw24Swb2uq","type":"arrow"},{"id":"9N4l2OTfULbMJS7JqI_3y","type":"arrow"},{"id":"eYD1YkaNkR6DLoGEDX15E","type":"arrow"}],"updated":1745844326388,"link":null,"locked":false},{"id":"0_FPdtcF8eNj7Zs2axP7F","type":"text","x":1459,"y":578,"width":150.29981994628906,"height":25,"angle":0,"strokeColor":"#1e1e1e","backgroundColor":"#ffffff","fillStyle":"solid","strokeWidth":2,"strokeStyle":"solid","roughness":1,"opacity":100,"groupIds":[],"frameId":null,"index":"as","roundness":null,"seed":1011869288,"version":208,"versionNonce":1168300824,"isDeleted":false,"boundElements":<text:soft-page-break/>[],"updated":1745844326388,"link":null,"locked":false,"text":"filtering service","fontSize":20,"fontFamily":5,"textAlign":"left","verticalAlign":"top","containerId":null,"originalText":"filtering service","autoResize":true,"lineHeight":1.25},{"id":"mqlCXGsgRQuy52Uv2hY9H","type":"rectangle","x":1452,"y":766,"width":188,"height":201,"angle":0,"strokeColor":"#1e1e1e","backgroundColor":"#ffffff","fillStyle":"solid","strokeWidth":2,"strokeStyle":"solid","roughness":1,"opacity":100,"groupIds":[],"frameId":null,"index":"at","roundness":{"type":3},"seed":559339880,"version":326,"versionNonce":1741142040,"isDeleted":false,"boundElements":[{"type":"text","id":"GO-Kaohzlj9KmFtN4B7Ir"},{"id":"9N4l2OTfULbMJS7JqI_3y","type":"arrow"},{"id":"eYD1YkaNkR6DLoGEDX15E","type":"arrow"}],"updated":1745844326388,"link":null,"locked":false},{"id":"GO-Kaohzlj9KmFtN4B7Ir","type":"text","x":1467.1300811767578,"y":841.5,"width":157.73983764648438,"height":50,"angle":0,"strokeColor":"#1e1e1e","backgroundColor":"#ffffff","fillStyle":"solid","strokeWidth":2,"strokeStyle":"solid","roughness":1,"opacity":100,"groupIds":[],"frameId":null,"index":"au","roundness":null,"seed":1325886568,"version":202,"versionNonce":189330712,"isDeleted":false,"boundElements":[],"updated":1745844326388,"link":null,"locked":false,"text":"list of\nRecommedations","fontSize":20,"fontFamily":5,"textAlign":"center","verticalAlign":"middle","containerId":"mqlCXGsgRQuy52Uv2hY9H","originalText":"list of Recommedations","autoResize":true,"lineHeight":1.25},{"id":"hhKMHp_OKXh78ttVbuyaj","type":"arrow","x":840,"y":185,"width":459,"height":5,"angle":0,"strokeColor":"#1e1e1e","backgroundColor":"#ffffff","fillStyle":"solid","strokeWidth":2,"strokeStyle":"solid","roughness":1,"opacity":100,"groupIds":[],"frameId":null,"index":"av","roundness":{"type":2},"seed":1059954536,"version":524,"versionNonce":1266001256,"isDeleted":false,"boundElements":[],"updated":1745844326706,"link":null,"locked":false,"points":[[0,0],[459,-5]],"lastCommittedPoint":null,"startBinding":{"elementId":"2nLdGgdMmaYw9LgtUs9ZI","focus":-0.7422323932150534,"gap":7.198378846658429},"endBinding":{"elementId":"Z-ucSu5gUnqmBaq215PoD","focus":0.6388268628150036,"gap":3.4649389500347216},"startArrowhead":null,"endArrowhead":"arrow","elbowed":false},{"id":"OqdiS321VbE_Av6hRSDUZ","type":"arrow","x":1293,"y":228,"width":448,"height":5,"angle":0,"strokeColor":"#1e1e1e","backgroundColor":"#ffffff","fillStyle":"solid","strokeWidth":2,"strokeStyle":"solid","roughness":1,"opacity":100,"groupIds":[],"frameId":null,"index":"aw","roundness":{"type":2},"seed":1377137256,"version":554,"versionNonce":822700904,"isDeleted":false,"boundElements":[],"updated":1745844326707,"link":null,"locked":false,"points":[[0,0],[-448,5]],"lastCommittedPoint":null,"startBinding":{"elementId":"Z-ucSu5gUnqmBaq215PoD","focus":-0.18580127158525736,"gap":9},"endBinding":{"elementId":"2nLdGgdMmaYw9LgtUs9ZI","focus":-0.1871265196785494,"gap":11},"startArrowhead":null,"endArrowhead":"arrow","elbowed":false},{"id":"22dDTHgTNBbfKkypvePpL","type":"arrow","x":519,"y":686,"width":69,"height":128,"angle":0,"strokeColor":"#1e1e1e","backgroundColor":"#ffffff","fillStyle":"solid","strokeWidth":2,"strokeStyle":"solid","roughness":1,"opacity":100,"groupIds":[],"frameId":null,"index":"ax","roundness":{"type":2},"seed":2123031912,"version":495,"versionNonce":753119592,"isDeleted":false,"boundElements":[],"updated":1745844326708,"link":null,"locked":false,"points":[[0,0],[69,-128]],"lastCommittedPoint":null,"startBinding":{"elementId":"woVpU6nT5q1-2RVcfVHGC","focus":-0.6940443978935731,"gap":2},"endBinding":{"elementId":"yHWzcmpkIKBCelDtAEcqy","focus":0.5347557568028428,"gap":3},"startArrowhead":null,"endArrowhead":"arrow","elbowed":false},{"id":"jvpnUNLveYWyIlUc-y5F_","type":"arrow","x":940,"y":672,"width":122,"height":110,"angle":0,"strokeColor":"#1e1e1e","backgroundColor":"#ffffff","fillStyle":"solid","strokeWidth":2,"strokeStyle":"solid","roughness":1<text:soft-page-break/>,"opacity":100,"groupIds":[],"frameId":null,"index":"ay","roundness":{"type":2},"seed":31062120,"version":510,"versionNonce":1063548776,"isDeleted":false,"boundElements":[],"updated":1745844326708,"link":null,"locked":false,"points":[[0,0],[-122,-110]],"lastCommittedPoint":null,"startBinding":{"elementId":"Bzp8UJGeqrf1UO63BldZ_","focus":0.259411438089949,"gap":16},"endBinding":{"elementId":"yHWzcmpkIKBCelDtAEcqy","focus":0.011497042317609962,"gap":7},"startArrowhead":null,"endArrowhead":"arrow","elbowed":false},{"id":"PUiUHxwyqpNZFVG0nyGIu","type":"arrow","x":721,"y":457,"width":3,"height":122,"angle":0,"strokeColor":"#1e1e1e","backgroundColor":"#ffffff","fillStyle":"solid","strokeWidth":2,"strokeStyle":"solid","roughness":1,"opacity":100,"groupIds":[],"frameId":null,"index":"az","roundness":{"type":2},"seed":265202536,"version":517,"versionNonce":1357626728,"isDeleted":false,"boundElements":[],"updated":1745844326709,"link":null,"locked":false,"points":[[0,0],[3,-122]],"lastCommittedPoint":null,"startBinding":{"elementId":"yHWzcmpkIKBCelDtAEcqy","focus":-0.16618499496308986,"gap":3},"endBinding":{"elementId":"2nLdGgdMmaYw9LgtUs9ZI","focus":0.036965506585808015,"gap":1},"startArrowhead":null,"endArrowhead":"arrow","elbowed":false},{"id":"Ph6AkhmlI1MK9rTQ9-l3W","type":"arrow","x":1497,"y":269,"width":3,"height":110,"angle":0,"strokeColor":"#1e1e1e","backgroundColor":"#ffffff","fillStyle":"solid","strokeWidth":2,"strokeStyle":"solid","roughness":1,"opacity":100,"groupIds":[],"frameId":null,"index":"b00","roundness":{"type":2},"seed":45416040,"version":544,"versionNonce":836338536,"isDeleted":false,"boundElements":[],"updated":1745844326710,"link":null,"locked":false,"points":[[0,0],[3,110]],"lastCommittedPoint":null,"startBinding":{"elementId":"Z-ucSu5gUnqmBaq215PoD","focus":-0.026455532698655918,"gap":2},"endBinding":{"elementId":"ED4IFYrQJEDQvAm_AwUpd","focus":-0.014228383801532483,"gap":1},"startArrowhead":null,"endArrowhead":"arrow","elbowed":false},{"id":"Wq6TFyLmH4HDw24Swb2uq","type":"arrow","x":1506,"y":458,"width":4,"height":91,"angle":0,"strokeColor":"#1e1e1e","backgroundColor":"#ffffff","fillStyle":"solid","strokeWidth":2,"strokeStyle":"solid","roughness":1,"opacity":100,"groupIds":[],"frameId":null,"index":"b01","roundness":{"type":2},"seed":190378344,"version":507,"versionNonce":445499752,"isDeleted":false,"boundElements":[],"updated":1745844326710,"link":null,"locked":false,"points":[[0,0],[4,91]],"lastCommittedPoint":null,"startBinding":{"elementId":"ED4IFYrQJEDQvAm_AwUpd","focus":-0.008858739026337756,"gap":2},"endBinding":{"elementId":"C6A3iRZjjQNv5XiHPJTxD","focus":-0.09565628322766236,"gap":3},"startArrowhead":null,"endArrowhead":"arrow","elbowed":false},{"id":"9N4l2OTfULbMJS7JqI_3y","type":"arrow","x":1476,"y":773,"width":5,"height":127,"angle":0,"strokeColor":"#1e1e1e","backgroundColor":"#ffffff","fillStyle":"solid","strokeWidth":2,"strokeStyle":"solid","roughness":1,"opacity":100,"groupIds":[],"frameId":null,"index":"b02","roundness":{"type":2},"seed":1627817064,"version":528,"versionNonce":728272744,"isDeleted":false,"boundElements":[],"updated":1745844326710,"link":null,"locked":false,"points":[[0,0],[-5,-127]],"lastCommittedPoint":null,"startBinding":{"elementId":"mqlCXGsgRQuy52Uv2hY9H","focus":-0.6770226277078902,"gap":6.336646346946361},"endBinding":{"elementId":"C6A3iRZjjQNv5XiHPJTxD","focus":0.4047760350430956,"gap":2},"startArrowhead":null,"endArrowhead":"arrow","elbowed":false},{"id":"eYD1YkaNkR6DLoGEDX15E","type":"arrow","x":1561,"y":652,"width":7,"height":122,"angle":0,"strokeColor":"#1e1e1e","backgroundColor":"#ffffff","fillStyle":"solid","strokeWidth":2,"strokeStyle":"solid","roughness":1,"opacity":100,"groupIds":[],"frameId":null,"index":"b03","roundness":<text:soft-page-break/>{"type":2},"seed":1904850792,"version":524,"versionNonce":1825166696,"isDeleted":false,"boundElements":[],"updated":1745844326711,"link":null,"locked":false,"points":[[0,0],[7,122]],"lastCommittedPoint":null,"startBinding":{"elementId":"C6A3iRZjjQNv5XiHPJTxD","focus":-0.2312101538281557,"gap":8},"endBinding":{"elementId":"mqlCXGsgRQuy52Uv2hY9H","focus":0.2737131824343779,"gap":8},"startArrowhead":null,"endArrowhead":"arrow","elbowed":false},{"id":"6-vDh5393DSO54IQCmKVZ","type":"arrow","x":1884,"y":224,"width":200,"height":0,"angle":0,"strokeColor":"#1e1e1e","backgroundColor":"#ffffff","fillStyle":"solid","strokeWidth":2,"strokeStyle":"solid","roughness":1,"opacity":100,"groupIds":[],"frameId":null,"index":"b04","roundness":null,"seed":288262760,"version":520,"versionNonce":1307382040,"isDeleted":false,"boundElements":[],"updated":1745844326388,"link":null,"locked":false,"points":[[0,0],[-200,0]],"lastCommittedPoint":null,"startBinding":{"elementId":"RZXsinpWbHagBhnmte8wo","focus":-0.9199999999999985,"gap":5,"fixedPoint":[-0.04732165060828712,0.96]},"endBinding":{"elementId":"Z-ucSu5gUnqmBaq215PoD","focus":0.16071428571428586,"gap":5,"fixedPoint":[1.013262599469496,0.5803571428571429]},"startArrowhead":null,"endArrowhead":"arrow","elbowed":true,"fixedSegments":null,"startIsSpecial":null,"endIsSpecial":null},{"id":"LymbD2BvYRxCXVC1mH4AX","type":"arrow","x":1683.9909083242962,"y":185.99999748105654,"width":200.00909167570376,"height":0.9999974810565391,"angle":0,"strokeColor":"#1e1e1e","backgroundColor":"#ffffff","fillStyle":"solid","strokeWidth":2,"strokeStyle":"solid","roughness":1,"opacity":100,"groupIds":[],"frameId":null,"index":"b05","roundness":null,"seed":717290856,"version":499,"versionNonce":358297112,"isDeleted":false,"boundElements":[],"updated":1745844326388,"link":null,"locked":false,"points":[[0,0],[200.00909167570376,-0.9999974810565391]],"lastCommittedPoint":null,"startBinding":{"elementId":"Z-ucSu5gUnqmBaq215PoD","focus":-0.49229690742534826,"gap":4.999271539840923,"fixedPoint":[1.0132384836188228,0.24107140608086222]},"endBinding":{"elementId":"RZXsinpWbHagBhnmte8wo","focus":0.644753304328664,"gap":5,"fixedPoint":[-0.04732165060828712,0.18]},"startArrowhead":null,"endArrowhead":"arrow","elbowed":true,"fixedSegments":null,"startIsSpecial":null,"endIsSpecial":null}],"files":{}}</text:p>
      <text:p text:style-name="P2"/>
      <text:p text:style-name="P2"/>
      <text:p text:style-name="P2"/>
      <text:p text:style-name="P2"/>
      <text:p text:style-name="P3">Note: Make some kinda of service and add key-value db after it...X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7:59:09.383907986</meta:creation-date>
    <meta:editing-duration>PT13M1S</meta:editing-duration>
    <meta:editing-cycles>6</meta:editing-cycles>
    <meta:generator>LibreOffice/24.2.7.2$Linux_X86_64 LibreOffice_project/420$Build-2</meta:generator>
    <dc:date>2025-04-28T19:25:26.009635588</dc:date>
    <meta:document-statistic meta:table-count="0" meta:image-count="0" meta:object-count="0" meta:page-count="7" meta:paragraph-count="31" meta:word-count="233" meta:character-count="21909" meta:non-whitespace-character-count="21705"/>
  </office:meta>
</office:document-meta>
</file>